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4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26pt" style:font-size-asian="26pt" style:font-size-complex="26pt"/>
    </style:style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378in" svg:x="11.7079in" svg:y="0in">
            <draw:object draw:notify-on-update-of-ranges="Sheet1.H2:Sheet1.H18 Sheet1.I2:Sheet1.I18 Sheet1.J2:Sheet1.J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378in" svg:x="11.7409in" svg:y="4.1051in">
            <draw:object draw:notify-on-update-of-ranges="Sheet1.H21:Sheet1.H37 Sheet1.I21:Sheet1.I37 Sheet1.J21:Sheet1.J3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2"/>
        <table:table-row table:style-name="ro1">
          <table:table-cell table:style-name="ce1" office:value-type="string" calcext:value-type="string">
            <text:p>Vanilla Frosting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0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B2]/([.B2]+[.D2]+[.F2])" office:value-type="percentage" office:value="0.5" calcext:value-type="percentage">
            <text:p>50.00%</text:p>
          </table:table-cell>
          <table:table-cell table:formula="of:=[.D2]/([.B2]+[.D2]+[.F2])" office:value-type="percentage" office:value="0.5" calcext:value-type="percentage">
            <text:p>50.00%</text:p>
          </table:table-cell>
          <table:table-cell/>
        </table:table-row>
        <table:table-row table:style-name="ro2">
          <table:table-cell office:value-type="string" calcext:value-type="string">
            <text:p>r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nes 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3]/([.B3]+[.D3]+[.F3])" office:value-type="percentage" office:value="0.333333333333333" calcext:value-type="percentage">
            <text:p>33.33%</text:p>
          </table:table-cell>
          <table:table-cell table:formula="of:=[.D3]/([.B3]+[.D3]+[.F3])" office:value-type="percentage" office:value="0.333333333333333" calcext:value-type="percentage">
            <text:p>33.33%</text:p>
          </table:table-cell>
          <table:table-cell table:formula="of:=[.F3]/([.B3]+[.D3]+[.F3])" office:value-type="percentage" office:value="0.333333333333333" calcext:value-type="percentage">
            <text:p>33.33%</text:p>
          </table:table-cell>
        </table:table-row>
        <table:table-row table:style-name="ro2">
          <table:table-cell office:value-type="string" calcext:value-type="string">
            <text:p>r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nes 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4]/([.B4]+[.D4]+[.F4])" office:value-type="percentage" office:value="0.25" calcext:value-type="percentage">
            <text:p>25.00%</text:p>
          </table:table-cell>
          <table:table-cell table:formula="of:=[.D4]/([.B4]+[.D4]+[.F4])" office:value-type="percentage" office:value="0.25" calcext:value-type="percentage">
            <text:p>25.00%</text:p>
          </table:table-cell>
          <table:table-cell table:formula="of:=[.F4]/([.B4]+[.D4]+[.F4])" office:value-type="percentage" office:value="0.5" calcext:value-type="percentage">
            <text:p>50.00%</text:p>
          </table:table-cell>
        </table:table-row>
        <table:table-row table:style-name="ro2">
          <table:table-cell office:value-type="string" calcext:value-type="string">
            <text:p>r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nes 3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5]/([.B5]+[.D5]+[.F5])" office:value-type="percentage" office:value="0.214285714285714" calcext:value-type="percentage">
            <text:p>21.43%</text:p>
          </table:table-cell>
          <table:table-cell table:formula="of:=[.D5]/([.B5]+[.D5]+[.F5])" office:value-type="percentage" office:value="0.214285714285714" calcext:value-type="percentage">
            <text:p>21.43%</text:p>
          </table:table-cell>
          <table:table-cell table:formula="of:=[.F5]/([.B5]+[.D5]+[.F5])" office:value-type="percentage" office:value="0.571428571428571" calcext:value-type="percentage">
            <text:p>57.14%</text:p>
          </table:table-cell>
        </table:table-row>
        <table:table-row table:style-name="ro2">
          <table:table-cell office:value-type="string" calcext:value-type="string">
            <text:p>r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nes 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6]/([.B6]+[.D6]+[.F6])" office:value-type="percentage" office:value="0.142857142857143" calcext:value-type="percentage">
            <text:p>14.29%</text:p>
          </table:table-cell>
          <table:table-cell table:formula="of:=[.D6]/([.B6]+[.D6]+[.F6])" office:value-type="percentage" office:value="0.142857142857143" calcext:value-type="percentage">
            <text:p>14.29%</text:p>
          </table:table-cell>
          <table:table-cell table:formula="of:=[.F6]/([.B6]+[.D6]+[.F6])" office:value-type="percentage" office:value="0.714285714285714" calcext:value-type="percentage">
            <text:p>71.43%</text:p>
          </table:table-cell>
        </table:table-row>
        <table:table-row table:style-name="ro2">
          <table:table-cell office:value-type="string" calcext:value-type="string">
            <text:p>r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nes 5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B7]/([.B7]+[.D7]+[.F7])" office:value-type="percentage" office:value="0.0909090909090909" calcext:value-type="percentage">
            <text:p>9.09%</text:p>
          </table:table-cell>
          <table:table-cell table:formula="of:=[.D7]/([.B7]+[.D7]+[.F7])" office:value-type="percentage" office:value="0.0909090909090909" calcext:value-type="percentage">
            <text:p>9.09%</text:p>
          </table:table-cell>
          <table:table-cell table:formula="of:=[.F7]/([.B7]+[.D7]+[.F7])" office:value-type="percentage" office:value="0.818181818181818" calcext:value-type="percentage">
            <text:p>81.82%</text:p>
          </table:table-cell>
        </table:table-row>
        <table:table-row table:style-name="ro2">
          <table:table-cell office:value-type="string" calcext:value-type="string">
            <text:p>r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nes 6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B8]/([.B8]+[.D8]+[.F8])" office:value-type="percentage" office:value="0.05" calcext:value-type="percentage">
            <text:p>5.00%</text:p>
          </table:table-cell>
          <table:table-cell table:formula="of:=[.D8]/([.B8]+[.D8]+[.F8])" office:value-type="percentage" office:value="0.05" calcext:value-type="percentage">
            <text:p>5.00%</text:p>
          </table:table-cell>
          <table:table-cell table:formula="of:=[.F8]/([.B8]+[.D8]+[.F8])" office:value-type="percentage" office:value="0.9" calcext:value-type="percentage">
            <text:p>90.00%</text:p>
          </table:table-cell>
        </table:table-row>
        <table:table-row table:style-name="ro2">
          <table:table-cell office:value-type="string" calcext:value-type="string">
            <text:p>r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nes 7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B9]/([.B9]+[.D9]+[.F9])" office:value-type="percentage" office:value="0.027027027027027" calcext:value-type="percentage">
            <text:p>2.70%</text:p>
          </table:table-cell>
          <table:table-cell table:formula="of:=[.D9]/([.B9]+[.D9]+[.F9])" office:value-type="percentage" office:value="0.027027027027027" calcext:value-type="percentage">
            <text:p>2.70%</text:p>
          </table:table-cell>
          <table:table-cell table:formula="of:=[.F9]/([.B9]+[.D9]+[.F9])" office:value-type="percentage" office:value="0.945945945945946" calcext:value-type="percentage">
            <text:p>94.59%</text:p>
          </table:table-cell>
        </table:table-row>
        <table:table-row table:style-name="ro2">
          <table:table-cell office:value-type="string" calcext:value-type="string">
            <text:p>r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nes 8</text:p>
          </table:table-cell>
          <table:table-cell office:value-type="float" office:value="234" calcext:value-type="float">
            <text:p>234</text:p>
          </table:table-cell>
          <table:table-cell/>
          <table:table-cell table:formula="of:=[.B10]/([.B10]+[.D10]+[.F10])" office:value-type="percentage" office:value="0.0125" calcext:value-type="percentage">
            <text:p>1.25%</text:p>
          </table:table-cell>
          <table:table-cell table:formula="of:=[.D10]/([.B10]+[.D10]+[.F10])" office:value-type="percentage" office:value="0.0125" calcext:value-type="percentage">
            <text:p>1.25%</text:p>
          </table:table-cell>
          <table:table-cell table:formula="of:=[.F10]/([.B10]+[.D10]+[.F10])" office:value-type="percentage" office:value="0.975" calcext:value-type="percentage">
            <text:p>97.50%</text:p>
          </table:table-cell>
        </table:table-row>
        <table:table-row table:style-name="ro2">
          <table:table-cell office:value-type="string" calcext:value-type="string">
            <text:p>r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unes 9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B11]/([.B11]+[.D11]+[.F11])" office:value-type="percentage" office:value="0.00980392156862745" calcext:value-type="percentage">
            <text:p>0.98%</text:p>
          </table:table-cell>
          <table:table-cell table:formula="of:=[.D11]/([.B11]+[.D11]+[.F11])" office:value-type="percentage" office:value="0.00980392156862745" calcext:value-type="percentage">
            <text:p>0.98%</text:p>
          </table:table-cell>
          <table:table-cell table:formula="of:=[.F11]/([.B11]+[.D11]+[.F11])" office:value-type="percentage" office:value="0.980392156862745" calcext:value-type="percentage">
            <text:p>98.04%</text:p>
          </table:table-cell>
        </table:table-row>
        <table:table-row table:style-name="ro2">
          <table:table-cell office:value-type="string" calcext:value-type="string">
            <text:p>r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unes 10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.B12]/([.B12]+[.D12]+[.F12])" office:value-type="percentage" office:value="0.00980392156862745" calcext:value-type="percentage">
            <text:p>0.98%</text:p>
          </table:table-cell>
          <table:table-cell table:formula="of:=[.D12]/([.B12]+[.D12]+[.F12])" office:value-type="percentage" office:value="0.00980392156862745" calcext:value-type="percentage">
            <text:p>0.98%</text:p>
          </table:table-cell>
          <table:table-cell table:formula="of:=[.F12]/([.B12]+[.D12]+[.F12])" office:value-type="percentage" office:value="0.980392156862745" calcext:value-type="percentage">
            <text:p>98.04%</text:p>
          </table:table-cell>
        </table:table-row>
        <table:table-row table:style-name="ro2">
          <table:table-cell office:value-type="string" calcext:value-type="string">
            <text:p>r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nes 11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B13]/([.B13]+[.D13]+[.F13])" office:value-type="percentage" office:value="0.00980392156862745" calcext:value-type="percentage">
            <text:p>0.98%</text:p>
          </table:table-cell>
          <table:table-cell table:formula="of:=[.D13]/([.B13]+[.D13]+[.F13])" office:value-type="percentage" office:value="0.00980392156862745" calcext:value-type="percentage">
            <text:p>0.98%</text:p>
          </table:table-cell>
          <table:table-cell table:formula="of:=[.F13]/([.B13]+[.D13]+[.F13])" office:value-type="percentage" office:value="0.980392156862745" calcext:value-type="percentage">
            <text:p>98.04%</text:p>
          </table:table-cell>
        </table:table-row>
        <table:table-row table:style-name="ro2">
          <table:table-cell office:value-type="string" calcext:value-type="string">
            <text:p>r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unes 12</text:p>
          </table:table-cell>
          <table:table-cell office:value-type="float" office:value="1300" calcext:value-type="float">
            <text:p>1300</text:p>
          </table:table-cell>
          <table:table-cell/>
          <table:table-cell table:formula="of:=[.B14]/([.B14]+[.D14]+[.F14])" office:value-type="percentage" office:value="0.00980392156862745" calcext:value-type="percentage">
            <text:p>0.98%</text:p>
          </table:table-cell>
          <table:table-cell table:formula="of:=[.D14]/([.B14]+[.D14]+[.F14])" office:value-type="percentage" office:value="0.00980392156862745" calcext:value-type="percentage">
            <text:p>0.98%</text:p>
          </table:table-cell>
          <table:table-cell table:formula="of:=[.F14]/([.B14]+[.D14]+[.F14])" office:value-type="percentage" office:value="0.980392156862745" calcext:value-type="percentage">
            <text:p>98.04%</text:p>
          </table:table-cell>
        </table:table-row>
        <table:table-row table:style-name="ro2">
          <table:table-cell office:value-type="string" calcext:value-type="string">
            <text:p>r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nes 13</text:p>
          </table:table-cell>
          <table:table-cell office:value-type="float" office:value="1700" calcext:value-type="float">
            <text:p>1700</text:p>
          </table:table-cell>
          <table:table-cell/>
          <table:table-cell table:formula="of:=[.B15]/([.B15]+[.D15]+[.F15])" office:value-type="percentage" office:value="0.00980392156862745" calcext:value-type="percentage">
            <text:p>0.98%</text:p>
          </table:table-cell>
          <table:table-cell table:formula="of:=[.D15]/([.B15]+[.D15]+[.F15])" office:value-type="percentage" office:value="0.00980392156862745" calcext:value-type="percentage">
            <text:p>0.98%</text:p>
          </table:table-cell>
          <table:table-cell table:formula="of:=[.F15]/([.B15]+[.D15]+[.F15])" office:value-type="percentage" office:value="0.980392156862745" calcext:value-type="percentage">
            <text:p>98.04%</text:p>
          </table:table-cell>
        </table:table-row>
        <table:table-row table:style-name="ro2">
          <table:table-cell office:value-type="string" calcext:value-type="string">
            <text:p>r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unes 14</text:p>
          </table:table-cell>
          <table:table-cell office:value-type="float" office:value="2400" calcext:value-type="float">
            <text:p>2400</text:p>
          </table:table-cell>
          <table:table-cell/>
          <table:table-cell table:formula="of:=[.B16]/([.B16]+[.D16]+[.F16])" office:value-type="percentage" office:value="0.00980392156862745" calcext:value-type="percentage">
            <text:p>0.98%</text:p>
          </table:table-cell>
          <table:table-cell table:formula="of:=[.D16]/([.B16]+[.D16]+[.F16])" office:value-type="percentage" office:value="0.00980392156862745" calcext:value-type="percentage">
            <text:p>0.98%</text:p>
          </table:table-cell>
          <table:table-cell table:formula="of:=[.F16]/([.B16]+[.D16]+[.F16])" office:value-type="percentage" office:value="0.980392156862745" calcext:value-type="percentage">
            <text:p>98.04%</text:p>
          </table:table-cell>
        </table:table-row>
        <table:table-row table:style-name="ro2">
          <table:table-cell office:value-type="string" calcext:value-type="string">
            <text:p>r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nes 15</text:p>
          </table:table-cell>
          <table:table-cell office:value-type="float" office:value="3000" calcext:value-type="float">
            <text:p>3000</text:p>
          </table:table-cell>
          <table:table-cell/>
          <table:table-cell table:formula="of:=[.B17]/([.B17]+[.D17]+[.F17])" office:value-type="percentage" office:value="0.00980392156862745" calcext:value-type="percentage">
            <text:p>0.98%</text:p>
          </table:table-cell>
          <table:table-cell table:formula="of:=[.D17]/([.B17]+[.D17]+[.F17])" office:value-type="percentage" office:value="0.00980392156862745" calcext:value-type="percentage">
            <text:p>0.98%</text:p>
          </table:table-cell>
          <table:table-cell table:formula="of:=[.F17]/([.B17]+[.D17]+[.F17])" office:value-type="percentage" office:value="0.980392156862745" calcext:value-type="percentage">
            <text:p>98.04%</text:p>
          </table:table-cell>
        </table:table-row>
        <table:table-row table:style-name="ro2">
          <table:table-cell office:value-type="string" calcext:value-type="string">
            <text:p>r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es 16</text:p>
          </table:table-cell>
          <table:table-cell office:value-type="float" office:value="3500" calcext:value-type="float">
            <text:p>3500</text:p>
          </table:table-cell>
          <table:table-cell table:number-columns-repeated="3"/>
          <table:table-cell table:formula="of:=[.B18]/([.B18]+[.D18]+[.F18])" office:value-type="percentage" office:value="0.0099009900990099" calcext:value-type="percentage">
            <text:p>0.99%</text:p>
          </table:table-cell>
          <table:table-cell table:formula="of:=[.D18]/([.B18]+[.D18]+[.F18])" office:value-type="percentage" office:value="0.99009900990099" calcext:value-type="percentage">
            <text:p>99.01%</text:p>
          </table:table-cell>
          <table:table-cell/>
        </table:table-row>
        <table:table-row table:style-name="ro2">
          <table:table-cell table:number-columns-repeated="7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Original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 office:value-type="string" calcext:value-type="string">
            <text:p>r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0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B21]/([.B21]+[.D21]+[.F21])" office:value-type="percentage" office:value="0.6" calcext:value-type="percentage">
            <text:p>60.00%</text:p>
          </table:table-cell>
          <table:table-cell table:formula="of:=[.D21]/([.B21]+[.D21]+[.F21])" office:value-type="percentage" office:value="0.4" calcext:value-type="percentage">
            <text:p>40.00%</text:p>
          </table:table-cell>
          <table:table-cell/>
        </table:table-row>
        <table:table-row table:style-name="ro2">
          <table:table-cell office:value-type="string" calcext:value-type="string">
            <text:p>r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nes 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2]/([.B22]+[.D22]+[.F22])" office:value-type="percentage" office:value="0.428571428571429" calcext:value-type="percentage">
            <text:p>42.86%</text:p>
          </table:table-cell>
          <table:table-cell table:formula="of:=[.D22]/([.B22]+[.D22]+[.F22])" office:value-type="percentage" office:value="0.285714285714286" calcext:value-type="percentage">
            <text:p>28.57%</text:p>
          </table:table-cell>
          <table:table-cell table:formula="of:=[.F22]/([.B22]+[.D22]+[.F22])" office:value-type="percentage" office:value="0.285714285714286" calcext:value-type="percentage">
            <text:p>28.57%</text:p>
          </table:table-cell>
        </table:table-row>
        <table:table-row table:style-name="ro2">
          <table:table-cell office:value-type="string" calcext:value-type="string">
            <text:p>r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nes 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3]/([.B23]+[.D23]+[.F23])" office:value-type="percentage" office:value="0.3" calcext:value-type="percentage">
            <text:p>30.00%</text:p>
          </table:table-cell>
          <table:table-cell table:formula="of:=[.D23]/([.B23]+[.D23]+[.F23])" office:value-type="percentage" office:value="0.2" calcext:value-type="percentage">
            <text:p>20.00%</text:p>
          </table:table-cell>
          <table:table-cell table:formula="of:=[.F23]/([.B23]+[.D23]+[.F23])" office:value-type="percentage" office:value="0.5" calcext:value-type="percentage">
            <text:p>50.00%</text:p>
          </table:table-cell>
        </table:table-row>
        <table:table-row table:style-name="ro2">
          <table:table-cell office:value-type="string" calcext:value-type="string">
            <text:p>r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nes 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24]/([.B24]+[.D24]+[.F24])" office:value-type="percentage" office:value="0.25" calcext:value-type="percentage">
            <text:p>25.00%</text:p>
          </table:table-cell>
          <table:table-cell table:formula="of:=[.D24]/([.B24]+[.D24]+[.F24])" office:value-type="percentage" office:value="0.166666666666667" calcext:value-type="percentage">
            <text:p>16.67%</text:p>
          </table:table-cell>
          <table:table-cell table:formula="of:=[.F24]/([.B24]+[.D24]+[.F24])" office:value-type="percentage" office:value="0.583333333333333" calcext:value-type="percentage">
            <text:p>58.33%</text:p>
          </table:table-cell>
        </table:table-row>
        <table:table-row table:style-name="ro2">
          <table:table-cell office:value-type="string" calcext:value-type="string">
            <text:p>r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nes 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25]/([.B25]+[.D25]+[.F25])" office:value-type="percentage" office:value="0.176470588235294" calcext:value-type="percentage">
            <text:p>17.65%</text:p>
          </table:table-cell>
          <table:table-cell table:formula="of:=[.D25]/([.B25]+[.D25]+[.F25])" office:value-type="percentage" office:value="0.117647058823529" calcext:value-type="percentage">
            <text:p>11.76%</text:p>
          </table:table-cell>
          <table:table-cell table:formula="of:=[.F25]/([.B25]+[.D25]+[.F25])" office:value-type="percentage" office:value="0.705882352941176" calcext:value-type="percentage">
            <text:p>70.59%</text:p>
          </table:table-cell>
        </table:table-row>
        <table:table-row table:style-name="ro2">
          <table:table-cell office:value-type="string" calcext:value-type="string">
            <text:p>r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nes 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B26]/([.B26]+[.D26]+[.F26])" office:value-type="percentage" office:value="0.111111111111111" calcext:value-type="percentage">
            <text:p>11.11%</text:p>
          </table:table-cell>
          <table:table-cell table:formula="of:=[.D26]/([.B26]+[.D26]+[.F26])" office:value-type="percentage" office:value="0.0740740740740741" calcext:value-type="percentage">
            <text:p>7.41%</text:p>
          </table:table-cell>
          <table:table-cell table:formula="of:=[.F26]/([.B26]+[.D26]+[.F26])" office:value-type="percentage" office:value="0.814814814814815" calcext:value-type="percentage">
            <text:p>81.48%</text:p>
          </table:table-cell>
        </table:table-row>
        <table:table-row table:style-name="ro2">
          <table:table-cell office:value-type="string" calcext:value-type="string">
            <text:p>r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nes 6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B27]/([.B27]+[.D27]+[.F27])" office:value-type="percentage" office:value="0.06" calcext:value-type="percentage">
            <text:p>6.00%</text:p>
          </table:table-cell>
          <table:table-cell table:formula="of:=[.D27]/([.B27]+[.D27]+[.F27])" office:value-type="percentage" office:value="0.04" calcext:value-type="percentage">
            <text:p>4.00%</text:p>
          </table:table-cell>
          <table:table-cell table:formula="of:=[.F27]/([.B27]+[.D27]+[.F27])" office:value-type="percentage" office:value="0.9" calcext:value-type="percentage">
            <text:p>90.00%</text:p>
          </table:table-cell>
        </table:table-row>
        <table:table-row table:style-name="ro2">
          <table:table-cell office:value-type="string" calcext:value-type="string">
            <text:p>r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nes 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B28]/([.B28]+[.D28]+[.F28])" office:value-type="percentage" office:value="0.0315789473684211" calcext:value-type="percentage">
            <text:p>3.16%</text:p>
          </table:table-cell>
          <table:table-cell table:formula="of:=[.D28]/([.B28]+[.D28]+[.F28])" office:value-type="percentage" office:value="0.0210526315789474" calcext:value-type="percentage">
            <text:p>2.11%</text:p>
          </table:table-cell>
          <table:table-cell table:formula="of:=[.F28]/([.B28]+[.D28]+[.F28])" office:value-type="percentage" office:value="0.947368421052632" calcext:value-type="percentage">
            <text:p>94.74%</text:p>
          </table:table-cell>
        </table:table-row>
        <table:table-row table:style-name="ro2">
          <table:table-cell office:value-type="string" calcext:value-type="string">
            <text:p>r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nes 8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B29]/([.B29]+[.D29]+[.F29])" office:value-type="percentage" office:value="0.0162162162162162" calcext:value-type="percentage">
            <text:p>1.62%</text:p>
          </table:table-cell>
          <table:table-cell table:formula="of:=[.D29]/([.B29]+[.D29]+[.F29])" office:value-type="percentage" office:value="0.0108108108108108" calcext:value-type="percentage">
            <text:p>1.08%</text:p>
          </table:table-cell>
          <table:table-cell table:formula="of:=[.F29]/([.B29]+[.D29]+[.F29])" office:value-type="percentage" office:value="0.972972972972973" calcext:value-type="percentage">
            <text:p>97.30%</text:p>
          </table:table-cell>
        </table:table-row>
        <table:table-row table:style-name="ro2">
          <table:table-cell office:value-type="string" calcext:value-type="string">
            <text:p>r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nes 9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[.B30]/([.B30]+[.D30]+[.F30])" office:value-type="percentage" office:value="0.00821917808219178" calcext:value-type="percentage">
            <text:p>0.82%</text:p>
          </table:table-cell>
          <table:table-cell table:formula="of:=[.D30]/([.B30]+[.D30]+[.F30])" office:value-type="percentage" office:value="0.00547945205479452" calcext:value-type="percentage">
            <text:p>0.55%</text:p>
          </table:table-cell>
          <table:table-cell table:formula="of:=[.F30]/([.B30]+[.D30]+[.F30])" office:value-type="percentage" office:value="0.986301369863014" calcext:value-type="percentage">
            <text:p>98.63%</text:p>
          </table:table-cell>
        </table:table-row>
        <table:table-row table:style-name="ro2">
          <table:table-cell office:value-type="string" calcext:value-type="string">
            <text:p>r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nes 10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[.B31]/([.B31]+[.D31]+[.F31])" office:value-type="percentage" office:value="0.00413793103448276" calcext:value-type="percentage">
            <text:p>0.41%</text:p>
          </table:table-cell>
          <table:table-cell table:formula="of:=[.D31]/([.B31]+[.D31]+[.F31])" office:value-type="percentage" office:value="0.00275862068965517" calcext:value-type="percentage">
            <text:p>0.28%</text:p>
          </table:table-cell>
          <table:table-cell table:formula="of:=[.F31]/([.B31]+[.D31]+[.F31])" office:value-type="percentage" office:value="0.993103448275862" calcext:value-type="percentage">
            <text:p>99.31%</text:p>
          </table:table-cell>
        </table:table-row>
        <table:table-row table:style-name="ro2">
          <table:table-cell office:value-type="string" calcext:value-type="string">
            <text:p>r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nes 11</text:p>
          </table:table-cell>
          <table:table-cell office:value-type="float" office:value="1066" calcext:value-type="float">
            <text:p>1066</text:p>
          </table:table-cell>
          <table:table-cell/>
          <table:table-cell table:formula="of:=[.B32]/([.B32]+[.D32]+[.F32])" office:value-type="percentage" office:value="0.00280112044817927" calcext:value-type="percentage">
            <text:p>0.28%</text:p>
          </table:table-cell>
          <table:table-cell table:formula="of:=[.D32]/([.B32]+[.D32]+[.F32])" office:value-type="percentage" office:value="0.00186741363211951" calcext:value-type="percentage">
            <text:p>0.19%</text:p>
          </table:table-cell>
          <table:table-cell table:formula="of:=[.F32]/([.B32]+[.D32]+[.F32])" office:value-type="percentage" office:value="0.995331465919701" calcext:value-type="percentage">
            <text:p>99.53%</text:p>
          </table:table-cell>
        </table:table-row>
        <table:table-row table:style-name="ro2">
          <table:table-cell office:value-type="string" calcext:value-type="string">
            <text:p>r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nes 12</text:p>
          </table:table-cell>
          <table:table-cell office:value-type="float" office:value="1519" calcext:value-type="float">
            <text:p>1519</text:p>
          </table:table-cell>
          <table:table-cell/>
          <table:table-cell table:formula="of:=[.B33]/([.B33]+[.D33]+[.F33])" office:value-type="percentage" office:value="0.00196850393700787" calcext:value-type="percentage">
            <text:p>0.20%</text:p>
          </table:table-cell>
          <table:table-cell table:formula="of:=[.D33]/([.B33]+[.D33]+[.F33])" office:value-type="percentage" office:value="0.00131233595800525" calcext:value-type="percentage">
            <text:p>0.13%</text:p>
          </table:table-cell>
          <table:table-cell table:formula="of:=[.F33]/([.B33]+[.D33]+[.F33])" office:value-type="percentage" office:value="0.996719160104987" calcext:value-type="percentage">
            <text:p>99.67%</text:p>
          </table:table-cell>
        </table:table-row>
        <table:table-row table:style-name="ro2">
          <table:table-cell office:value-type="string" calcext:value-type="string">
            <text:p>r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nes 13</text:p>
          </table:table-cell>
          <table:table-cell office:value-type="float" office:value="2170" calcext:value-type="float">
            <text:p>2170</text:p>
          </table:table-cell>
          <table:table-cell/>
          <table:table-cell table:formula="of:=[.B34]/([.B34]+[.D34]+[.F34])" office:value-type="percentage" office:value="0.00137931034482759" calcext:value-type="percentage">
            <text:p>0.14%</text:p>
          </table:table-cell>
          <table:table-cell table:formula="of:=[.D34]/([.B34]+[.D34]+[.F34])" office:value-type="percentage" office:value="0.000919540229885057" calcext:value-type="percentage">
            <text:p>0.09%</text:p>
          </table:table-cell>
          <table:table-cell table:formula="of:=[.F34]/([.B34]+[.D34]+[.F34])" office:value-type="percentage" office:value="0.997701149425287" calcext:value-type="percentage">
            <text:p>99.77%</text:p>
          </table:table-cell>
        </table:table-row>
        <table:table-row table:style-name="ro2">
          <table:table-cell office:value-type="string" calcext:value-type="string">
            <text:p>r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nes 14</text:p>
          </table:table-cell>
          <table:table-cell office:value-type="float" office:value="2941" calcext:value-type="float">
            <text:p>2941</text:p>
          </table:table-cell>
          <table:table-cell/>
          <table:table-cell table:formula="of:=[.B35]/([.B35]+[.D35]+[.F35])" office:value-type="percentage" office:value="0.0010183299389002" calcext:value-type="percentage">
            <text:p>0.10%</text:p>
          </table:table-cell>
          <table:table-cell table:formula="of:=[.D35]/([.B35]+[.D35]+[.F35])" office:value-type="percentage" office:value="0.000678886625933469" calcext:value-type="percentage">
            <text:p>0.07%</text:p>
          </table:table-cell>
          <table:table-cell table:formula="of:=[.F35]/([.B35]+[.D35]+[.F35])" office:value-type="percentage" office:value="0.998302783435166" calcext:value-type="percentage">
            <text:p>99.83%</text:p>
          </table:table-cell>
        </table:table-row>
        <table:table-row table:style-name="ro2">
          <table:table-cell office:value-type="string" calcext:value-type="string">
            <text:p>r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nes 15</text:p>
          </table:table-cell>
          <table:table-cell office:value-type="float" office:value="3957" calcext:value-type="float">
            <text:p>3957</text:p>
          </table:table-cell>
          <table:table-cell/>
          <table:table-cell table:formula="of:=[.B36]/([.B36]+[.D36]+[.F36])" office:value-type="percentage" office:value="0.000757193336698637" calcext:value-type="percentage">
            <text:p>0.08%</text:p>
          </table:table-cell>
          <table:table-cell table:formula="of:=[.D36]/([.B36]+[.D36]+[.F36])" office:value-type="percentage" office:value="0.000504795557799091" calcext:value-type="percentage">
            <text:p>0.05%</text:p>
          </table:table-cell>
          <table:table-cell table:formula="of:=[.F36]/([.B36]+[.D36]+[.F36])" office:value-type="percentage" office:value="0.998738011105502" calcext:value-type="percentage">
            <text:p>99.87%</text:p>
          </table:table-cell>
        </table:table-row>
        <table:table-row table:style-name="ro2">
          <table:table-cell office:value-type="string" calcext:value-type="string">
            <text:p>r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nes 16</text:p>
          </table:table-cell>
          <table:table-cell office:value-type="float" office:value="5170" calcext:value-type="float">
            <text:p>5170</text:p>
          </table:table-cell>
          <table:table-cell table:number-columns-repeated="3"/>
          <table:table-cell table:formula="of:=[.B37]/([.B37]+[.D37]+[.F37])" office:value-type="percentage" office:value="0.000193386192225875" calcext:value-type="percentage">
            <text:p>0.02%</text:p>
          </table:table-cell>
          <table:table-cell table:formula="of:=[.D37]/([.B37]+[.D37]+[.F37])" office:value-type="percentage" office:value="0.999806613807774" calcext:value-type="percentage">
            <text:p>99.98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8">00/00/0000</text:date>, <text:time style:data-style-name="N2" text:time-value="0000-00-00T00:00:02.0170752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8T19:41:06.506000000</meta:creation-date>
    <dc:date>2014-09-08T20:43:43.961000000</dc:date>
    <meta:editing-duration>PT41M35S</meta:editing-duration>
    <meta:editing-cycles>24</meta:editing-cycles>
    <meta:generator>LibreOffice/4.1.3.2$Windows_x86 LibreOffice_project/70feb7d99726f064edab4605a8ab840c50ec57a</meta:generator>
    <meta:document-statistic meta:table-count="1" meta:cell-count="2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987cm" xlink:href=".." xlink:type="simple" chart:class="chart:line" chart:style-name="ch1">
        <chart:legend chart:legend-position="end" svg:x="13.148cm" svg:y="3.657cm" style:legend-expansion="high" chart:style-name="ch2"/>
        <chart:plot-area chart:style-name="ch3" table:cell-range-address="Sheet1.H2:Sheet1.J18" svg:x="0.77cm" svg:y="0.851cm" svg:width="11.738cm" svg:height="7.537cm">
          <chartooo:coordinate-region svg:x="2.37cm" svg:y="1.064cm" svg:width="9.951cm" svg:height="6.6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18" chart:class="chart:line">
            <chart:data-point chart:repeated="17"/>
          </chart:series>
          <chart:series chart:style-name="ch8" chart:values-cell-range-address="Sheet1.I2:Sheet1.I18" chart:class="chart:line">
            <chart:data-point chart:repeated="17"/>
          </chart:series>
          <chart:series chart:style-name="ch9" chart:values-cell-range-address="Sheet1.J2:Sheet1.J18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H2:Sheet1.H18</svg:desc>
                </draw:g>
              </table:table-cell>
              <table:table-cell office:value-type="float" office:value="0.5">
                <text:p>0.5</text:p>
                <draw:g>
                  <svg:desc>Sheet1.I2:Sheet1.I18</svg:desc>
                </draw:g>
              </table:table-cell>
              <table:table-cell office:value-type="float" office:value="NaN">
                <text:p>NaN</text:p>
                <draw:g>
                  <svg:desc>Sheet1.J2:Sheet1.J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7027027027027">
                <text:p>0.027027027027027</text:p>
              </table:table-cell>
              <table:table-cell office:value-type="float" office:value="0.027027027027027">
                <text:p>0.027027027027027</text:p>
              </table:table-cell>
              <table:table-cell office:value-type="float" office:value="0.945945945945946">
                <text:p>0.9459459459459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  <table:table-cell office:value-type="float" office:value="0.975">
                <text:p>0.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99009900990099">
                <text:p>0.0099009900990099</text:p>
              </table:table-cell>
              <table:table-cell office:value-type="float" office:value="0.99009900990099">
                <text:p>0.990099009900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987cm" xlink:href=".." xlink:type="simple" chart:class="chart:line" chart:style-name="ch1">
        <chart:legend chart:legend-position="end" svg:x="13.148cm" svg:y="3.657cm" style:legend-expansion="high" chart:style-name="ch2"/>
        <chart:plot-area chart:style-name="ch3" table:cell-range-address="Sheet1.H21:Sheet1.J37" svg:x="0.77cm" svg:y="0.851cm" svg:width="11.738cm" svg:height="7.537cm">
          <chartooo:coordinate-region svg:x="2.37cm" svg:y="1.064cm" svg:width="9.951cm" svg:height="6.6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21:Sheet1.H37" chart:class="chart:line">
            <chart:data-point chart:repeated="17"/>
          </chart:series>
          <chart:series chart:style-name="ch8" chart:values-cell-range-address="Sheet1.I21:Sheet1.I37" chart:class="chart:line">
            <chart:data-point chart:repeated="17"/>
          </chart:series>
          <chart:series chart:style-name="ch9" chart:values-cell-range-address="Sheet1.J21:Sheet1.J37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">
                <text:p>0.6</text:p>
                <draw:g>
                  <svg:desc>Sheet1.H21:Sheet1.H37</svg:desc>
                </draw:g>
              </table:table-cell>
              <table:table-cell office:value-type="float" office:value="0.4">
                <text:p>0.4</text:p>
                <draw:g>
                  <svg:desc>Sheet1.I21:Sheet1.I37</svg:desc>
                </draw:g>
              </table:table-cell>
              <table:table-cell office:value-type="float" office:value="NaN">
                <text:p>NaN</text:p>
                <draw:g>
                  <svg:desc>Sheet1.J21:Sheet1.J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705882352941176">
                <text:p>0.705882352941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.814814814814815">
                <text:p>0.8148148148148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4">
                <text:p>0.0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15789473684211">
                <text:p>0.0315789473684211</text:p>
              </table:table-cell>
              <table:table-cell office:value-type="float" office:value="0.0210526315789474">
                <text:p>0.0210526315789474</text:p>
              </table:table-cell>
              <table:table-cell office:value-type="float" office:value="0.947368421052632">
                <text:p>0.9473684210526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62162162162162">
                <text:p>0.0162162162162162</text:p>
              </table:table-cell>
              <table:table-cell office:value-type="float" office:value="0.0108108108108108">
                <text:p>0.0108108108108108</text:p>
              </table:table-cell>
              <table:table-cell office:value-type="float" office:value="0.972972972972973">
                <text:p>0.9729729729729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821917808219178">
                <text:p>0.00821917808219178</text:p>
              </table:table-cell>
              <table:table-cell office:value-type="float" office:value="0.00547945205479452">
                <text:p>0.00547945205479452</text:p>
              </table:table-cell>
              <table:table-cell office:value-type="float" office:value="0.986301369863014">
                <text:p>0.9863013698630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13793103448276">
                <text:p>0.00413793103448276</text:p>
              </table:table-cell>
              <table:table-cell office:value-type="float" office:value="0.00275862068965517">
                <text:p>0.00275862068965517</text:p>
              </table:table-cell>
              <table:table-cell office:value-type="float" office:value="0.993103448275862">
                <text:p>0.9931034482758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280112044817927">
                <text:p>0.00280112044817927</text:p>
              </table:table-cell>
              <table:table-cell office:value-type="float" office:value="0.00186741363211951">
                <text:p>0.00186741363211951</text:p>
              </table:table-cell>
              <table:table-cell office:value-type="float" office:value="0.995331465919701">
                <text:p>0.9953314659197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96850393700787">
                <text:p>0.00196850393700787</text:p>
              </table:table-cell>
              <table:table-cell office:value-type="float" office:value="0.00131233595800525">
                <text:p>0.00131233595800525</text:p>
              </table:table-cell>
              <table:table-cell office:value-type="float" office:value="0.996719160104987">
                <text:p>0.9967191601049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37931034482759">
                <text:p>0.00137931034482759</text:p>
              </table:table-cell>
              <table:table-cell office:value-type="float" office:value="0.000919540229885057">
                <text:p>0.000919540229885057</text:p>
              </table:table-cell>
              <table:table-cell office:value-type="float" office:value="0.997701149425287">
                <text:p>0.9977011494252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0183299389002">
                <text:p>0.0010183299389002</text:p>
              </table:table-cell>
              <table:table-cell office:value-type="float" office:value="0.000678886625933469">
                <text:p>0.000678886625933469</text:p>
              </table:table-cell>
              <table:table-cell office:value-type="float" office:value="0.998302783435166">
                <text:p>0.9983027834351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757193336698637">
                <text:p>0.000757193336698637</text:p>
              </table:table-cell>
              <table:table-cell office:value-type="float" office:value="0.000504795557799091">
                <text:p>0.000504795557799091</text:p>
              </table:table-cell>
              <table:table-cell office:value-type="float" office:value="0.998738011105502">
                <text:p>0.9987380111055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193386192225875">
                <text:p>0.000193386192225875</text:p>
              </table:table-cell>
              <table:table-cell office:value-type="float" office:value="0.999806613807774">
                <text:p>0.99980661380777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